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d8f" officeooo:paragraph-rsid="0007ad8f"/>
    </style:style>
    <style:style style:name="T1" style:family="text">
      <style:text-properties officeooo:rsid="000863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For simulation of real building 37 with:</text:p>
      <text:p text:style-name="P1">- table with coke can</text:p>
      <text:p text:style-name="P1">colored buttons of elevator</text:p>
      <text:p text:style-name="P1"/>
      <text:p text:style-name="P1">roslaunch armadillo2 armadillo2.launch moveit:=true intel_cam:=true gazebo:=true world_name:="`rospack find armadillo2_gazebo`/worlds/building_final_light.world" x:=-16.<text:span text:style-name="T1">6</text:span> y:=22.4 z:=2.5977 Y:=1.5487 kinect:=tr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3:59:30.194407312</meta:creation-date>
    <dc:date>2020-05-10T14:05:36.705817765</dc:date>
    <meta:editing-duration>PT2M4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30" meta:character-count="299" meta:non-whitespace-character-count="273"/>
  </office:meta>
</office:document-meta>
</file>